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ce69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67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67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67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35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43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43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50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50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3700">
            <text:p>37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8-08">
            <text:p>08/08/16</text:p>
          </table:table-cell>
          <table:table-cell office:value-type="float" office:value="8200">
            <text:p>82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style-name="ce2" table:formula="of:=SUM([.B3:.F3])" office:value-type="float" office:value="42200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նժելա</text:p>
          </table:table-cell>
          <table:table-cell table:style-name="ce67" office:value-type="float" office:value="-1350">
            <text:p>-1350</text:p>
          </table:table-cell>
          <table:table-cell office:value-type="float" office:value="10000">
            <text:p>10000</text:p>
          </table:table-cell>
          <table:table-cell/>
          <table:table-cell table:formula="of:=SUM([.G3];[.G32];[.G61];[.G91];[.G121];[.J2])" office:value-type="float" office:value="148400">
            <text:p>148400</text:p>
          </table:table-cell>
          <table:table-cell/>
          <table:table-cell table:formula="of:=[.M5]+60000" office:value-type="float" office:value="215000">
            <text:p>2150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մենուհի</text:p>
          </table:table-cell>
          <table:table-cell table:style-name="ce67" office:value-type="float" office:value="-2500">
            <text:p>-2500</text:p>
          </table:table-cell>
          <table:table-cell office:value-type="float" office:value="11000">
            <text:p>11000</text:p>
          </table:table-cell>
          <table:table-cell/>
          <table:table-cell table:formula="of:=SUM([.K34];[.K37];[.K38];[.K62];[.K92])" office:value-type="float" office:value="155000">
            <text:p>155000</text:p>
          </table:table-cell>
          <table:table-cell/>
          <table:table-cell table:style-name="ce2" table:formula="of:=[.K31]-[.O4]" office:value-type="float" office:value="600">
            <text:p>6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800">
            <text:p>800</text:p>
          </table:table-cell>
          <table:table-cell table:number-columns-repeated="2"/>
          <table:table-cell table:style-name="ce2" table:formula="of:=[.M5]-[.M4]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եգ</text:p>
          </table:table-cell>
          <table:table-cell table:style-name="ce7" office:value-type="float" office:value="4900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5900">
            <text:p>-59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Նանե</text:p>
          </table:table-cell>
          <table:table-cell table:style-name="ce7"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ասմիկ Դ․</text:p>
          </table:table-cell>
          <table:table-cell table:style-name="ce67" office:value-type="float" office:value="-1500">
            <text:p>-1500</text:p>
          </table:table-cell>
          <table:table-cell office:value-type="float" office:value="4100">
            <text:p>41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Ժոզեֆ</text:p>
          </table:table-cell>
          <table:table-cell table:style-name="ce67" office:value-type="float" office:value="-5500">
            <text:p>-55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31:.F31])" office:value-type="float" office:value="1511.85770750988">
            <text:p>1511.8577075099</text:p>
          </table:table-cell>
          <table:table-cell table:style-name="ce43" office:value-type="string">
            <text:p>Սարգիս</text:p>
          </table:table-cell>
          <table:table-cell table:style-name="ce67" office:value-type="float" office:value="-300">
            <text:p>-30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Գենա</text:p>
          </table:table-cell>
          <table:table-cell table:style-name="ce67" office:value-type="float" office:value="-3800">
            <text:p>-3800</text:p>
          </table:table-cell>
          <table:table-cell office:value-type="float" office:value="5000">
            <text:p>5000</text:p>
          </table:table-cell>
          <table:table-cell table:style-name="ce2" office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Մհեր</text:p>
          </table:table-cell>
          <table:table-cell table:style-name="ce67" office:value-type="float" office:value="-3450">
            <text:p>-345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600">
            <text:p>1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րաչ</text:p>
          </table:table-cell>
          <table:table-cell table:style-name="ce7" office:value-type="float" office:value="3200">
            <text:p>32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4" office:value-type="string">
            <text:p>-Tamara</text:p>
          </table:table-cell>
          <table:table-cell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4400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table:style-name="ce50" office:value-type="string">
            <text:p>Մարիամ</text:p>
          </table:table-cell>
          <table:table-cell table:style-name="ce67"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Նաիրա</text:p>
          </table:table-cell>
          <table:table-cell table:style-name="ce67" office:value-type="float" office:value="-2350">
            <text:p>-235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style-name="ce7" office:value-type="float" office:value="1600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Edgar</text:p>
          </table:table-cell>
          <table:table-cell table:style-name="ce67" office:value-type="float" office:value="-5000">
            <text:p>-5000</text:p>
          </table:table-cell>
          <table:table-cell office:value-type="float" office:value="13000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Hasmik K</text:p>
          </table:table-cell>
          <table:table-cell table:style-name="ce7" office:value-type="float" office:value="450">
            <text:p>450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Smbat</text:p>
          </table:table-cell>
          <table:table-cell table:style-name="ce67" office:value-type="float" office:value="-3250">
            <text:p>-3250</text:p>
          </table:table-cell>
          <table:table-cell office:value-type="float" office:value="11200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>
            <text:p>1129.6066252588</text:p>
          </table:table-cell>
          <table:table-cell office:value-type="string">
            <text:p>Ani</text:p>
          </table:table-cell>
          <table:table-cell table:style-name="ce67" office:value-type="float" office:value="-100">
            <text:p>-100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>
            <text:p>1511.8577075099</text:p>
          </table:table-cell>
          <table:table-cell office:value-type="string">
            <text:p>Araks</text:p>
          </table:table-cell>
          <table:table-cell table:style-name="ce67" office:value-type="float" office:value="-1800">
            <text:p>-18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Meruj</text:p>
          </table:table-cell>
          <table:table-cell table:style-name="ce67" office:value-type="float" office:value="-4000">
            <text:p>-400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Jirayr</text:p>
          </table:table-cell>
          <table:table-cell table:style-name="ce67" office:value-type="float" office:value="-2300">
            <text:p>-2300</text:p>
          </table:table-cell>
          <table:table-cell office:value-type="float" office:value="10300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>
            <text:p>1902.3338979861</text:p>
          </table:table-cell>
          <table:table-cell table:style-name="ce50" office:value-type="string">
            <text:p>Gevor</text:p>
          </table:table-cell>
          <table:table-cell table:style-name="ce67" office:value-type="float" office:value="-11100">
            <text:p>-11100</text:p>
          </table:table-cell>
          <table:table-cell office:value-type="float" office:value="19100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Ani G</text:p>
          </table:table-cell>
          <table:table-cell table:style-name="ce67" office:value-type="float" office:value="-7850">
            <text:p>-7850</text:p>
          </table:table-cell>
          <table:table-cell table:style-name="ce8"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Zori</text:p>
          </table:table-cell>
          <table:table-cell table:style-name="ce67" office:value-type="float" office:value="0">
            <text:p>0</text:p>
          </table:table-cell>
          <table:table-cell office:value-type="float" office:value="3900">
            <text:p>3900</text:p>
          </table:table-cell>
          <table:table-cell table:formula="of:=SUM([.H30];[.H58])" office:value-type="float" office:value="3879.67250141163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>
            <text:p>390.4761904762</text:p>
          </table:table-cell>
          <table:table-cell table:formula="of:=[.C3]/23" office:value-type="float" office:value="373.913043478261">
            <text:p>373.9130434783</text:p>
          </table:table-cell>
          <table:table-cell table:formula="of:=[.D3]/22" office:value-type="float" office:value="395.454545454545">
            <text:p>395.4545454545</text:p>
          </table:table-cell>
          <table:table-cell table:formula="of:=[.E3]/23" office:value-type="float" office:value="365.217391304348">
            <text:p>365.2173913043</text:p>
          </table:table-cell>
          <table:table-cell table:formula="of:=[.F3]/22" office:value-type="float" office:value="377.272727272727">
            <text:p>377.2727272727</text:p>
          </table:table-cell>
          <table:table-cell/>
          <table:table-cell table:style-name="ce2" table:formula="of:=SUM([.H4:.H30])" office:value-type="float" office:value="42200">
            <text:p>42200</text:p>
          </table:table-cell>
          <table:table-cell table:style-name="ce35" office:value-type="float" office:value="10600">
            <text:p>10600</text:p>
          </table:table-cell>
          <table:table-cell/>
          <table:table-cell table:style-name="ce2" table:formula="of:=SUM([.K4:.K30])" office:value-type="float" office:value="215600">
            <text:p>215600</text:p>
          </table:table-cell>
          <table:table-cell table:number-columns-repeated="4"/>
        </table:table-row>
        <table:table-row table:style-name="ro13">
          <table:table-cell table:style-name="ce69" office:value-type="string">
            <text:p>2<text:span text:style-name="T1">nd</text:span> 2016</text:p>
          </table:table-cell>
          <table:table-cell office:value-type="float" office:value="8400">
            <text:p>8400</text:p>
          </table:table-cell>
          <table:table-cell office:value-type="float" office:value="12500">
            <text:p>12500</text:p>
          </table:table-cell>
          <table:table-cell office:value-type="float" office:value="8200">
            <text:p>82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table:style-name="ce2" table:formula="of:=SUM([.B32:.F32])" office:value-type="float" office:value="45600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>
            <text:p>1612.1212121212</text:p>
          </table:table-cell>
          <table:table-cell office:value-type="string">
            <text:p>Արմենուհի</text:p>
          </table:table-cell>
          <table:table-cell/>
          <table:table-cell office:value-type="float" office:value="30000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70000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9];[.C59];[.E59];[.F59])" office:value-type="float" office:value="1604.61133069829">
            <text:p>1604.6113306983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/>
          <table:table-cell office:value-type="string">
            <text:p>-Nane</text:p>
          </table:table-cell>
          <table:table-cell/>
          <table:table-cell office:value-type="string">
            <text:p>-Sargis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>
            <text:p>1604.6113306983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>
            <text:p>1977.3386034256</text:p>
          </table:table-cell>
          <table:table-cell table:style-name="ce50" office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>
            <text:p>365.2173913043</text:p>
          </table:table-cell>
          <table:table-cell table:formula="of:=[.C32]/24" office:value-type="float" office:value="520.833333333333">
            <text:p>520.8333333333</text:p>
          </table:table-cell>
          <table:table-cell table:formula="of:=[.D32]/22" office:value-type="float" office:value="372.727272727273">
            <text:p>372.7272727273</text:p>
          </table:table-cell>
          <table:table-cell table:formula="of:=[.E32]/24" office:value-type="float" office:value="345.833333333333">
            <text:p>345.8333333333</text:p>
          </table:table-cell>
          <table:table-cell table:formula="of:=[.F32]/22" office:value-type="float" office:value="372.727272727273">
            <text:p>372.7272727273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Ani G</text:p>
          </table:table-cell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8500">
            <text:p>8500</text:p>
          </table:table-cell>
          <table:table-cell table:style-name="ce2" table:formula="of:=SUM([.B61:.F61])" office:value-type="float" office:value="42400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>
            <text:p>1401.1888111888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>
            <text:p>1048.02675585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/>
          <table:table-cell office:value-type="string">
            <text:p>-Hrach</text:p>
          </table:table-cell>
          <table:table-cell office:value-type="string">
            <text:p>-Gana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C88];[.D88];[.F88])" office:value-type="float" office:value="1051.18881118881">
            <text:p>1051.188811188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+Tina</text:p>
          </table:table-cell>
          <table:table-cell table:number-columns-repeated="2" office:value-type="string">
            <text:p>-Hasmik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>
            <text:p>+Tina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>
            <text:p>688.461538461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>
            <text:p>1770.7540285801</text:p>
          </table:table-cell>
          <table:table-cell table:style-name="ce50" office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>
            <text:p>369.5652173913</text:p>
          </table:table-cell>
          <table:table-cell table:formula="of:=[.C61]/26" office:value-type="float" office:value="338.461538461538">
            <text:p>338.4615384615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50">
            <text:p>350</text:p>
          </table:table-cell>
          <table:table-cell table:formula="of:=[.F61]/25" office:value-type="float" office:value="340">
            <text:p>340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2:.H88])" office:value-type="float" office:value="42400">
            <text:p>42400</text:p>
          </table:table-cell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7/2016</text:p>
          </table:table-cell>
          <table:table-cell office:value-type="float" office:value="14500">
            <text:p>14500</text:p>
          </table:table-cell>
          <table:table-cell table:number-columns-repeated="4"/>
          <table:table-cell table:style-name="ce2" table:formula="of:=SUM([.B91:.F91])" office:value-type="float" office:value="14500">
            <text:p>14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580">
            <text:p>580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8:.F118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118:.F118])" office:value-type="float" office:value="580">
            <text:p>58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118:.F118])" office:value-type="float" office:value="580">
            <text:p>58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580">
            <text:p>580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580">
            <text:p>580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8:.F118])" office:value-type="float" office:value="580">
            <text:p>580</text:p>
          </table:table-cell>
          <table:table-cell table:style-name="ce50" office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>
            <text:p>580</text:p>
          </table:table-cell>
          <table:table-cell office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5" office:value-type="float" office:value="580">
            <text:p>580</text:p>
          </table:table-cell>
          <table:table-cell table:formula="of:=[.C91]/24" office:value-type="float" office:value="0">
            <text:p>0</text:p>
          </table:table-cell>
          <table:table-cell table:formula="of:=[.D91]/23" office:value-type="float" office:value="0">
            <text:p>0</text:p>
          </table:table-cell>
          <table:table-cell table:formula="of:=[.E91]/23" office:value-type="float" office:value="0">
            <text:p>0</text:p>
          </table:table-cell>
          <table:table-cell table:formula="of:=[.F91]/21" office:value-type="float" office:value="0">
            <text:p>0</text:p>
          </table:table-cell>
          <table:table-cell/>
          <table:table-cell table:style-name="ce2" table:formula="of:=SUM([.H92:.H117])" office:value-type="float" office:value="14500">
            <text:p>145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8">
            <text:p>01/08/16</text:p>
          </table:table-cell>
          <table:table-cell table:number-columns-repeated="5"/>
          <table:table-cell table:style-name="ce2" table:formula="of:=SUM([.B121:.F121])" office:value-type="float" office:value="0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148];[.C148];[.F14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48:.F148])" office:value-type="float" office:value="0">
            <text:p>0</text:p>
          </table:table-cell>
          <table:table-cell table:style-name="ce50" office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>
            <text:p>0</text:p>
          </table:table-cell>
          <table:table-cell table:formula="of:=[.C121]/19" office:value-type="float" office:value="0">
            <text:p>0</text:p>
          </table:table-cell>
          <table:table-cell table:formula="of:=[.D121]/19" office:value-type="float" office:value="0">
            <text:p>0</text:p>
          </table:table-cell>
          <table:table-cell table:formula="of:=[.E121]/18" office:value-type="float" office:value="0">
            <text:p>0</text:p>
          </table:table-cell>
          <table:table-cell table:formula="of:=[.F121]/19" office:value-type="float" office:value="0">
            <text:p>0</text:p>
          </table:table-cell>
          <table:table-cell/>
          <table:table-cell table:style-name="ce2" table:formula="of:=SUM([.H122:.H147])" office:value-type="float" office:value="0">
            <text:p>0</text:p>
          </table:table-cell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8/29/2016</text:date>, <text:time>11:0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9T11:02:40</dc:date>
    <meta:editing-duration>P9DT13H35S</meta:editing-duration>
    <meta:editing-cycles>2982</meta:editing-cycles>
    <meta:generator>OpenOffice/4.1.2$Unix OpenOffice.org_project/412m3$Build-9782</meta:generator>
    <meta:document-statistic meta:table-count="17" meta:cell-count="8007" meta:object-count="0"/>
  </office:meta>
</office:document-meta>
</file>